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164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32cm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Data munging is fun, not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list text:style-name="L1">
              <text:list-item>
                <text:p text:style-name="P1"><text:span text:style-name="T1">Bash </text:span></text:p>
              </text:list-item>
              <text:list-item>
                <text:p text:style-name="P1"><text:span text:style-name="T1">sed </text:span></text:p>
              </text:list-item>
              <text:list-item>
                <text:p text:style-name="P1"><text:span text:style-name="T1">Python</text:span></text:p>
              </text:list-item>
              <text:list-item>
                <text:p text:style-name="P1"><text:span text:style-name="T1">Postgres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All we get is a spreadshee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Data in scotland, france.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y is CartoDB grea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Cloud based (don't tell sys admin)</text:p>
              </text:list-item>
              <text:list-item>
                <text:p>Postgres under the hood</text:p>
              </text:list-item>
              <text:list-item>
                <text:p>Huge array of visual tools</text:p>
              </text:list-item>
              <text:list-item>
                <text:p>Server-side wms</text:p>
              </text:list-item>
              <text:list-item>
                <text:p>Extendible with <text:s/>CartoDB.js (more advanced us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Does your data look like this</text:p>
          </draw:text-box>
        </draw:frame>
        <draw:frame draw:style-name="standard" draw:layer="layout" svg:width="25.19cm" svg:height="5.57cm" svg:x="1.399cm" svg:y="4.91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2010</text:p>
              </table:table-cell>
              <table:table-cell>
                <text:p>OX2 9QF</text:p>
              </table:table-cell>
              <table:table-cell>
                <text:p>Violent crime</text:p>
              </table:table-cell>
              <table:table-cell>
                <text:p>25</text:p>
              </table:table-cell>
            </table:table-row>
            <table:table-row table:style-name="ro1" table:default-cell-style-name="ce1">
              <table:table-cell>
                <text:p>2011</text:p>
              </table:table-cell>
              <table:table-cell>
                <text:p>OX2 9QF</text:p>
              </table:table-cell>
              <table:table-cell>
                <text:p>Burglary</text:p>
              </table:table-cell>
              <table:table-cell>
                <text:p>66</text:p>
              </table:table-cell>
            </table:table-row>
            <table:table-row table:style-name="ro1" table:default-cell-style-name="ce1">
              <table:table-cell>
                <text:p>2012</text:p>
              </table:table-cell>
              <table:table-cell>
                <text:p>OX2 9QF</text:p>
              </table:table-cell>
              <table:table-cell>
                <text:p>Bicycle theft</text:p>
              </table:table-cell>
              <table:table-cell>
                <text:p>10</text:p>
              </table:table-cell>
            </table:table-row>
            <table:table-row table:style-name="ro1" table:default-cell-style-name="ce1">
              <table:table-cell>
                <text:p>2010</text:p>
              </table:table-cell>
              <table:table-cell>
                <text:p>NW5 2PJ</text:p>
              </table:table-cell>
              <table:table-cell>
                <text:p>Violent crime</text:p>
              </table:table-cell>
              <table:table-cell>
                <text:p>33</text:p>
              </table:table-cell>
            </table:table-row>
            <table:table-row table:style-name="ro2" table:default-cell-style-name="ce1">
              <table:table-cell>
                <text:p>2011</text:p>
              </table:table-cell>
              <table:table-cell table:style-name="ce2">
                <text:p><text:span text:style-name="T2">NW5 2PJ</text:span></text:p>
              </table:table-cell>
              <table:table-cell>
                <text:p>Burglary</text:p>
              </table:table-cell>
              <table:table-cell>
                <text:p>22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Great for torqu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Insert imagery of stuff mo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at about temporal trend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Hard to visualize on a map (except point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ross tab to the rescu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header>
                <text:p>Less storage, can quickly see whole area for crime type/year</text:p>
                <text:p/>
                <text:p/>
                <text:p/>
              </text:list-header>
            </text:list>
          </draw:text-box>
        </draw:frame>
        <draw:frame draw:style-name="gr2" draw:layer="layout" svg:width="27.321cm" svg:height="10.414cm" svg:x="0.762cm" svg:y="8.636cm">
          <draw:text-box>
            <text:p>CREATE TABLE met_burglary_crosstab AS <text:s text:c="4"/>SELECT </text:p>
            <text:p><text:s text:c="8"/>mb.geom, ct.* </text:p>
            <text:p><text:s text:c="4"/>FROM </text:p>
            <text:p><text:s text:c="8"/>(SELECT DISTINCT ON (postcode) postcode, geom FROM met_burglary_pop_estimates_peeps_year) mb </text:p>
            <text:p><text:s text:c="4"/>INNER JOIN </text:p>
            <text:p><text:s text:c="8"/>(SELECT * FROM crosstab ('select postcode, year, weighted_crimes from met_burglary_pop_estimates_peeps_year order by 1 ', </text:p>
            <text:p><text:s text:c="29"/>'select m from generate_series(2010, 2015) m ') </text:p>
            <text:p><text:s text:c="7"/>AS ( postcode character varying, "2010" float, "2011" float, "2012" float, "2013" float, "2014" float, "2015" float)) ct </text:p>
            <text:p><text:s text:c="4"/>ON mb.postcode = ct.postcode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Enter D3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Data driven manipulation of standard components – SVG, HTML</text:p>
              </text:list-item>
              <text:list-item>
                <text:p>Incredibly varied formats (including spatial)</text:p>
              </text:list-item>
              <text:list-item>
                <text:p>Nice style – functional, chain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y JS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Lightweight transfer format</text:p>
              </text:list-item>
              <text:list-item>
                <text:p>Default CartoDB SQL API format</text:p>
              </text:list-item>
              <text:list-item>
                <text:p>Easy to encode nested structures</text:p>
              </text:list-item>
              <text:list-item>
                <text:p>Key values natural way to work in D3js</text:p>
              </text:list-item>
              <text:list-item>
                <text:p>Works well with geometry too (GeoJS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Many ways to skin a hat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Ultimately you can do maps with D3 and animations with CartoDB. </text:p>
              </text:list-item>
              <text:list-item>
                <text:p>However, each has strengths and they make a powerful combin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6:31:54.275594396</meta:creation-date>
    <dc:date>2015-09-15T14:02:49.885790635</dc:date>
    <meta:editing-duration>PT7H39M46S</meta:editing-duration>
    <meta:editing-cycles>15</meta:editing-cycles>
    <meta:generator>LibreOffice/4.2.8.2$Linux_X86_64 LibreOffice_project/420m0$Build-2</meta:generator>
    <meta:document-statistic meta:object-count="58"/>
  </office:meta>
</office:document-meta>
</file>